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62.7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79.91pt"/>
    </style:style>
    <style:style style:name="co7" style:family="table-column">
      <style:table-column-properties fo:break-before="auto" style:column-width="97.54pt"/>
    </style:style>
    <style:style style:name="co8" style:family="table-column">
      <style:table-column-properties fo:break-before="auto" style:column-width="71.8pt"/>
    </style:style>
    <style:style style:name="co9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ASG0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Adrian Kuehn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]*(0.4*(0.2*[.D4]+0.4*[.E4]+0.4*[.F4])+0.6*(0.4*[.G4]+0.6*[.H4]))*[.I4]" office:value-type="float" office:value="0" calcext:value-type="float">
            <text:p>0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]*(0.4*(0.2*[.D5]+0.4*[.E5]+0.4*[.F5])+0.6*(0.4*[.G5]+0.6*[.H5]))*[.I5]" office:value-type="float" office:value="1.12" calcext:value-type="float">
            <text:p>1.12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C6]*(0.4*(0.2*[.D6]+0.4*[.E6]+0.4*[.F6])+0.6*(0.4*[.G6]+0.6*[.H6]))*[.I6]" office:value-type="float" office:value="0" calcext:value-type="float">
            <text:p>0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09:20:43.18325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5-24T09:22:44.464669000</dc:date>
    <meta:editing-duration>PT2H12M51S</meta:editing-duration>
    <meta:editing-cycles>10</meta:editing-cycles>
    <meta:generator>LibreOffice/5.1.6.2$MacOSX_X86_64 LibreOffice_project/07ac168c60a517dba0f0d7bc7540f5afa45f0909</meta:generator>
    <meta:document-statistic meta:table-count="1" meta:cell-count="44" meta:object-count="0"/>
  </office:meta>
</office:document-meta>
</file>